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29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999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8.781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736cm"/>
          <style:tab-stop style:position="11.298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4.999cm"/>
          <style:tab-stop style:position="11.82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4.999cm"/>
        </style:tab-stops>
      </style:paragraph-properties>
      <style:text-properties style:font-name="DejaVu Sans Mono" fo:font-size="11pt" fo:font-style="normal" fo:font-weight="normal" style:font-size-asian="11pt" style:font-style-asian="normal" style:font-weight-asian="normal"/>
    </style:style>
    <style:style style:name="P7" style:family="paragraph" style:parent-style-name="Standard">
      <style:paragraph-properties>
        <style:tab-stops>
          <style:tab-stop style:position="4.999cm"/>
          <style:tab-stop style:position="10.1cm"/>
        </style:tab-stops>
      </style:paragraph-properties>
    </style:style>
    <style:style style:name="P8" style:family="paragraph" style:parent-style-name="Standard">
      <style:paragraph-properties fo:break-before="page">
        <style:tab-stops>
          <style:tab-stop style:position="4.999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4.999cm"/>
          <style:tab-stop style:position="10.1cm"/>
        </style:tab-stops>
      </style:paragraph-properties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htävä 1.</text:p>
      <text:p text:style-name="Standard"/>
      <text:p text:style-name="Standard">a) </text:p>
      <text:p text:style-name="Standard"/>
      <text:p text:style-name="Standard"><draw:frame draw:style-name="fr1" draw:name="Object1" text:anchor-type="as-char" svg:y="-0.377cm" svg:width="1.794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377cm" svg:width="2.016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377cm" svg:width="1.672cm" svg:height="0.469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P1"><draw:frame draw:style-name="fr1" draw:name="Object5" text:anchor-type="as-char" svg:y="-0.377cm" svg:width="2cm" svg:height="0.533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tab/><draw:frame draw:style-name="fr1" draw:name="Object6" text:anchor-type="as-char" svg:y="-0.377cm" svg:width="1.584cm" svg:height="0.469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2"><text:tab/><draw:frame draw:style-name="fr1" draw:name="Object3" text:anchor-type="as-char" svg:y="-0.386cm" svg:width="2.743cm" svg:height="0.54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<text:tab/><draw:frame draw:style-name="fr1" draw:name="Object7" text:anchor-type="as-char" svg:y="-0.386cm" svg:width="4.21cm" svg:height="0.5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<text:tab/></text:p>
      <text:p text:style-name="P2"><text:tab/><draw:frame draw:style-name="fr1" draw:name="Object8" text:anchor-type="as-char" svg:y="-0.377cm" svg:width="1.893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><text:tab/></text:p>
      <text:p text:style-name="P2"/>
      <text:p text:style-name="P2">b)</text:p>
      <text:p text:style-name="P2"/>
      <text:p text:style-name="P2">Hukkateho</text:p>
      <text:p text:style-name="P2"/>
      <text:p text:style-name="P2"><draw:frame draw:style-name="fr1" draw:name="Object46" text:anchor-type="as-char" svg:y="-0.437cm" svg:width="2.828cm" svg:height="0.593cm" draw:z-index="1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"/>
      <text:p text:style-name="P2"><draw:frame draw:style-name="fr1" draw:name="Object69" text:anchor-type="as-char" svg:y="-0.437cm" svg:width="4.604cm" svg:height="0.559cm" draw:z-index="1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"/>
      <text:p text:style-name="P2"><draw:frame draw:style-name="fr1" draw:name="Object70" text:anchor-type="as-char" svg:y="-0.437cm" svg:width="5.355cm" svg:height="0.559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8">Tehtävä 5.</text:p>
      <text:p text:style-name="P2"/>
      <text:p text:style-name="Standard"><draw:frame draw:style-name="fr1" draw:name="Object9" text:anchor-type="as-char" svg:y="-0.377cm" svg:width="0.921cm" svg:height="0.46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Standard"><draw:frame draw:style-name="fr1" draw:name="Object11" text:anchor-type="as-char" svg:y="-0.377cm" svg:width="2.457cm" svg:height="0.469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><draw:frame draw:style-name="fr1" draw:name="Object12" text:anchor-type="as-char" svg:y="-0.377cm" svg:width="1.459cm" svg:height="0.469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3"><draw:frame draw:style-name="fr1" draw:name="Object10" text:anchor-type="as-char" svg:y="-0.377cm" svg:width="1.478cm" svg:height="0.469cm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text:tab/><draw:frame draw:style-name="fr1" draw:name="Object13" text:anchor-type="as-char" svg:y="-0.377cm" svg:width="1.602cm" svg:height="0.469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"/>
      <text:p text:style-name="P3"><text:tab/><draw:frame draw:style-name="fr1" draw:name="Object17" text:anchor-type="as-char" svg:y="-0.623cm" svg:width="1.235cm" svg:height="1.002cm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><text:tab/></text:p>
      <text:p text:style-name="P2"><text:tab/><draw:frame draw:style-name="fr1" draw:name="Object14" text:anchor-type="as-char" svg:y="-0.623cm" svg:width="2.455cm" svg:height="1.002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2"><text:tab/><draw:frame draw:style-name="fr1" draw:name="Object15" text:anchor-type="as-char" svg:y="-0.377cm" svg:width="3.184cm" svg:height="0.469cm" draw:z-index="35"><draw:object xlink:href="./Object 15" xlink:type="simple" xlink:show="embed" xlink:actuate="onLoad"/><draw:image xlink:href="./ObjectReplacements/Object 15" xlink:type="simple" xlink:show="embed" xlink:actuate="onLoad"/><svg:desc>formula</svg:desc></draw:frame><text:tab/></text:p>
      <text:p text:style-name="P2"/>
      <text:p text:style-name="P2"><text:tab/><draw:frame draw:style-name="fr1" draw:name="Object16" text:anchor-type="as-char" svg:y="-0.623cm" svg:width="4.251cm" svg:height="1.002cm" draw:z-index="3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"/>
      <text:p text:style-name="P2"><text:tab/><draw:frame draw:style-name="fr1" draw:name="Object18" text:anchor-type="as-char" svg:y="-0.623cm" svg:width="4.251cm" svg:height="1.002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"/>
      <text:p text:style-name="P2"><text:tab/><draw:frame draw:style-name="fr1" draw:name="Object75" text:anchor-type="as-char" svg:y="-0.377cm" svg:width="3.57cm" svg:height="0.469cm" draw:z-index="38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8">Tehtävä 7.</text:p>
      <text:p text:style-name="P2"/>
      <text:p text:style-name="P2"><draw:frame draw:style-name="fr1" draw:name="Object19" text:anchor-type="as-char" svg:y="-0.377cm" svg:width="3.35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2"><draw:frame draw:style-name="fr1" draw:name="Object20" text:anchor-type="as-char" svg:y="-0.377cm" svg:width="2.078cm" svg:height="0.46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/>
      <text:p text:style-name="P2"><draw:frame draw:style-name="fr1" draw:name="Object21" text:anchor-type="as-char" svg:y="-0.377cm" svg:width="2.036cm" svg:height="0.469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/>
      <text:p text:style-name="P2"><draw:frame draw:style-name="fr1" draw:name="Object22" text:anchor-type="as-char" svg:y="-0.377cm" svg:width="4.013cm" svg:height="0.533cm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/>
      <text:p text:style-name="P2"><draw:frame draw:style-name="fr1" draw:name="Object23" text:anchor-type="as-char" svg:y="-0.377cm" svg:width="6.844cm" svg:height="0.469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"><draw:frame draw:style-name="fr1" draw:name="Object24" text:anchor-type="as-char" svg:y="-0.377cm" svg:width="3.261cm" svg:height="0.469cm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"/>
      <text:p text:style-name="P8">Tehtävä 9.</text:p>
      <text:p text:style-name="P2"/>
      <text:p text:style-name="P2">I = 2.2 A</text:p>
      <text:p text:style-name="P2"/>
      <text:p text:style-name="P2">U = 230 V</text:p>
      <text:p text:style-name="P2"/>
      <text:p text:style-name="P2"><draw:frame draw:style-name="fr1" draw:name="Object25" text:anchor-type="as-char" svg:y="-0.623cm" svg:width="5.844cm" svg:height="1.002cm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">t = ?</text:p>
      <text:p text:style-name="P2"/>
      <text:p text:style-name="P3"><draw:frame draw:style-name="fr1" draw:name="Object27" text:anchor-type="as-char" svg:y="-0.377cm" svg:width="1.602cm" svg:height="0.469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text:tab/><draw:frame draw:style-name="fr1" draw:name="Object28" text:anchor-type="as-char" svg:y="-0.377cm" svg:width="1.478cm" svg:height="0.469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"/>
      <text:p text:style-name="P3"><text:tab/><draw:frame draw:style-name="fr1" draw:name="Object29" text:anchor-type="as-char" svg:y="-0.623cm" svg:width="1.109cm" svg:height="1.002cm" draw:z-index="3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/>
      <text:p text:style-name="P2"><draw:frame draw:style-name="fr1" draw:name="Object26" text:anchor-type="as-char" svg:y="-0.623cm" svg:width="4.025cm" svg:height="1.002cm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"/>
      <text:p text:style-name="P2"><draw:frame draw:style-name="fr1" draw:name="Object30" text:anchor-type="as-char" svg:y="-0.377cm" svg:width="3.709cm" svg:height="0.469cm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"/>
      <text:p text:style-name="P8">Tehtävä 11.</text:p>
      <text:p text:style-name="P2"/>
      <text:p text:style-name="P2"><draw:frame draw:style-name="fr1" draw:name="Object38" text:anchor-type="as-char" svg:y="-0.377cm" svg:width="1.669cm" svg:height="0.469cm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/>
      <text:p text:style-name="P2"><draw:frame draw:style-name="fr1" draw:name="Object39" text:anchor-type="as-char" svg:y="-0.377cm" svg:width="4.26cm" svg:height="0.469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"/>
      <text:p text:style-name="P2"><draw:frame draw:style-name="fr1" draw:name="Object40" text:anchor-type="as-char" svg:y="-0.377cm" svg:width="3.738cm" svg:height="0.469cm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"/>
      <text:p text:style-name="P2"><draw:frame draw:style-name="fr1" draw:name="Object44" text:anchor-type="as-char" svg:y="-0.377cm" svg:width="1.602cm" svg:height="0.469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"/>
      <text:p text:style-name="P2"><draw:frame draw:style-name="fr1" draw:name="Object45" text:anchor-type="as-char" svg:y="-0.623cm" svg:width="1.235cm" svg:height="1.002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"/>
      <text:p text:style-name="P2"><draw:frame draw:style-name="fr1" draw:name="Object47" text:anchor-type="as-char" svg:y="-0.377cm" svg:width="1.542cm" svg:height="0.469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"/>
      <text:p text:style-name="P2"><draw:frame draw:style-name="fr1" draw:name="Object48" text:anchor-type="as-char" svg:y="-0.439cm" svg:width="2.286cm" svg:height="0.594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"/>
      <text:p text:style-name="P2"><draw:frame draw:style-name="fr1" draw:name="Object49" text:anchor-type="as-char" svg:y="-0.439cm" svg:width="3.558cm" svg:height="0.594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"/>
      <text:p text:style-name="P2"><draw:frame draw:style-name="fr1" draw:name="Object50" text:anchor-type="as-char" svg:y="-0.377cm" svg:width="2.766cm" svg:height="0.533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"/>
      <text:p text:style-name="P2"><draw:frame draw:style-name="fr1" draw:name="Object41" text:anchor-type="as-char" svg:y="-0.377cm" svg:width="3.337cm" svg:height="0.533cm" draw:z-index="50"><draw:object xlink:href="./Object 41" xlink:type="simple" xlink:show="embed" xlink:actuate="onLoad"/><draw:image xlink:href="./ObjectReplacements/Object 41" xlink:type="simple" xlink:show="embed" xlink:actuate="onLoad"/></draw:frame></text:p>
      <text:p text:style-name="P2"/>
      <text:p text:style-name="P2"><draw:frame draw:style-name="fr1" draw:name="Object42" text:anchor-type="as-char" svg:y="-0.377cm" svg:width="5.161cm" svg:height="0.533cm" draw:z-index="5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"/>
      <text:p text:style-name="P2"><draw:frame draw:style-name="fr1" draw:name="Object43" text:anchor-type="as-char" svg:y="-0.377cm" svg:width="3.101cm" svg:height="0.533cm" draw:z-index="5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"/>
      <text:p text:style-name="P2"/>
      <text:p text:style-name="P2"/>
      <text:p text:style-name="P8">Tehtävä 16.</text:p>
      <text:p text:style-name="P2"/>
      <text:p text:style-name="P2"><draw:frame draw:style-name="fr1" draw:name="Object52" text:anchor-type="as-char" svg:y="-0.377cm" svg:width="2.05cm" svg:height="0.533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"/>
      <text:p text:style-name="P2"><draw:frame draw:style-name="fr1" draw:name="Object51" text:anchor-type="as-char" svg:y="-0.377cm" svg:width="2.016cm" svg:height="0.533cm" draw:z-index="54"><draw:object xlink:href="./Object 51" xlink:type="simple" xlink:show="embed" xlink:actuate="onLoad"/><draw:image xlink:href="./ObjectReplacements/Object 51" xlink:type="simple" xlink:show="embed" xlink:actuate="onLoad"/></draw:frame></text:p>
      <text:p text:style-name="P2"/>
      <text:p text:style-name="P2"><draw:frame draw:style-name="fr1" draw:name="Object53" text:anchor-type="as-char" svg:y="-0.377cm" svg:width="2.025cm" svg:height="0.533cm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6"/>
      <text:p text:style-name="P6"/>
      <text:p text:style-name="P6"/>
      <text:p text:style-name="P2"><draw:frame draw:style-name="fr1" draw:name="Object54" text:anchor-type="as-char" svg:y="-0.377cm" svg:width="1.067cm" svg:height="0.469cm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"/>
      <text:p text:style-name="P7"><draw:frame draw:style-name="fr1" draw:name="Object55" text:anchor-type="as-char" svg:y="-0.683cm" svg:width="1.438cm" svg:height="1.064cm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7"/>
      <text:p text:style-name="P7"><draw:frame draw:style-name="fr1" draw:name="Object56" text:anchor-type="as-char" svg:y="-0.713cm" svg:width="2.334cm" svg:height="1.094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7"/>
      <text:p text:style-name="P7"><draw:frame draw:style-name="fr1" draw:name="Object57" text:anchor-type="as-char" svg:y="-0.377cm" svg:width="1.857cm" svg:height="0.469cm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7"/>
      <text:p text:style-name="P7"><draw:frame draw:style-name="fr1" draw:name="Object58" text:anchor-type="as-char" svg:y="-0.683cm" svg:width="1.455cm" svg:height="1.064cm" draw:z-index="72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7"/>
      <text:p text:style-name="P7"><draw:frame draw:style-name="fr1" draw:name="Object71" text:anchor-type="as-char" svg:y="-0.713cm" svg:width="2.351cm" svg:height="1.094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7"/>
      <text:p text:style-name="P7"><draw:frame draw:style-name="fr1" draw:name="Object72" text:anchor-type="as-char" svg:y="-0.377cm" svg:width="3.662cm" svg:height="0.469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8">Tehtävä 16.</text:p>
      <text:p text:style-name="P2"/>
      <text:p text:style-name="P2"><draw:frame draw:style-name="fr1" draw:name="Object59" text:anchor-type="as-char" svg:y="-0.377cm" svg:width="1.794cm" svg:height="0.533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"/>
      <text:p text:style-name="P2"><draw:frame draw:style-name="fr1" draw:name="Object60" text:anchor-type="as-char" svg:y="-0.377cm" svg:width="1.626cm" svg:height="0.533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"/>
      <text:p text:style-name="P2"><draw:frame draw:style-name="fr1" draw:name="Object61" text:anchor-type="as-char" svg:y="-0.377cm" svg:width="1.803cm" svg:height="0.533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"/>
      <text:p text:style-name="P2"><draw:frame draw:style-name="fr1" draw:name="Object63" text:anchor-type="as-char" svg:y="-0.623cm" svg:width="1.319cm" svg:height="1.002cm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"/>
      <text:p text:style-name="P2"><draw:frame draw:style-name="fr1" draw:name="Object64" text:anchor-type="as-char" svg:y="-0.623cm" svg:width="1.235cm" svg:height="1.002cm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"/>
      <text:p text:style-name="P2"><draw:frame draw:style-name="fr1" draw:name="Object65" text:anchor-type="as-char" svg:y="-0.623cm" svg:width="1.612cm" svg:height="1.002cm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"/>
      <text:p text:style-name="P2">Lampussa kulkevan virran tulee olla aina sama, sillä jännitteen ja tehon tulee pysyä samoina.</text:p>
      <text:p text:style-name="P2"/>
      <text:p text:style-name="P5"><draw:frame draw:style-name="fr1" draw:name="Object62" text:anchor-type="as-char" svg:y="-0.693cm" svg:width="2.579cm" svg:height="1.074cm" draw:z-index="66"><draw:object xlink:href="./Object 62" xlink:type="simple" xlink:show="embed" xlink:actuate="onLoad"/><draw:image xlink:href="./ObjectReplacements/Object 62" xlink:type="simple" xlink:show="embed" xlink:actuate="onLoad"/><svg:desc>formula</svg:desc></draw:frame><text:tab/><text:tab/><draw:frame draw:style-name="fr1" draw:name="Object66" text:anchor-type="as-char" svg:y="-0.623cm" svg:width="1.235cm" svg:height="1.002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"/>
      <text:p text:style-name="P2"><text:tab/><draw:frame draw:style-name="fr1" draw:name="Object67" text:anchor-type="as-char" svg:y="-0.693cm" svg:width="3.209cm" svg:height="1.074cm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2"/>
      <text:p text:style-name="P2"><text:tab/><draw:frame draw:style-name="fr1" draw:name="Object68" text:anchor-type="as-char" svg:y="-0.661cm" svg:width="5.375cm" svg:height="1.041cm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8">Tehtävä 17.</text:p>
      <text:p text:style-name="P2"/>
      <text:p text:style-name="P2">Huom. Ratkaisussa on oletettu, että sisäinenkin vastus vaikuttaa laskutoimitukseen</text:p>
      <text:p text:style-name="Standard"/>
      <text:p text:style-name="Standard"><draw:frame draw:style-name="fr1" draw:name="Object31" text:anchor-type="as-char" svg:y="-0.377cm" svg:width="1.789cm" svg:height="0.533cm" draw:z-index="2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p text:style-name="Standard"><draw:frame draw:style-name="fr1" draw:name="Object32" text:anchor-type="as-char" svg:y="-0.377cm" svg:width="1.808cm" svg:height="0.533cm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/>
      <text:p text:style-name="Standard"><draw:frame draw:style-name="fr1" draw:name="Object36" text:anchor-type="as-char" svg:y="-0.377cm" svg:width="2.074cm" svg:height="0.533cm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/>
      <text:p text:style-name="Standard"><draw:frame draw:style-name="fr1" draw:name="Object33" text:anchor-type="as-char" svg:y="-0.377cm" svg:width="1.73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/>
      <text:p text:style-name="P1"><draw:frame draw:style-name="fr1" draw:name="Object34" text:anchor-type="as-char" svg:y="-0.684cm" svg:width="2.96cm" svg:height="1.127cm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<text:tab/><draw:frame draw:style-name="fr1" draw:name="Object35" text:anchor-type="as-char" svg:y="-0.623cm" svg:width="1.235cm" svg:height="1.002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/>
      <text:p text:style-name="P4"><text:tab/><draw:frame draw:style-name="fr1" draw:name="Object37" text:anchor-type="as-char" svg:y="-0.623cm" svg:width="3.27cm" svg:height="1.66cm" draw:z-index="3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4"/>
      <text:p text:style-name="P4"><text:tab/><draw:frame draw:style-name="fr1" draw:name="Object73" text:anchor-type="as-char" svg:y="-0.623cm" svg:width="4.329cm" svg:height="1.535cm" draw:z-index="69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4"/>
      <text:p text:style-name="P4"><text:tab/><draw:frame draw:style-name="fr1" draw:name="Object74" text:anchor-type="as-char" svg:y="-0.377cm" svg:width="4.073cm" svg:height="0.469cm" draw:z-index="70"><draw:object xlink:href="./Object 74" xlink:type="simple" xlink:show="embed" xlink:actuate="onLoad"/><draw:image xlink:href="./ObjectReplacements/Object 74" xlink:type="simple" xlink:show="embed" xlink:actuate="onLoad"/><svg:desc>formula</svg:desc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1-10T13:37:15.838140365</meta:creation-date>
    <dc:date>2014-01-17T10:05:48</dc:date>
    <dc:creator>Blastra </dc:creator>
    <meta:editing-duration>PT5H1M23S</meta:editing-duration>
    <meta:editing-cycles>13</meta:editing-cycles>
    <meta:generator>LibreOffice/3.5$Linux_X86_64 LibreOffice_project/350m1$Build-2</meta:generator>
    <meta:document-statistic meta:table-count="0" meta:image-count="0" meta:object-count="75" meta:page-count="8" meta:paragraph-count="89" meta:word-count="53" meta:character-count="397" meta:non-whitespace-character-count="258"/>
  </office:meta>
</office:document-meta>
</file>

<file path=Object 1/content.xml><?xml version="1.0" encoding="utf-8"?>
<math xmlns="http://www.w3.org/1998/Math/MathML">
  <semantics>
    <mrow>
      <mrow>
        <msub>
          <mi>R</mi>
          <mn>1</mn>
        </msub>
        <mo stretchy="false">=</mo>
        <mn>80</mn>
      </mrow>
      <mi>Ω</mi>
    </mrow>
    <annotation encoding="StarMath 5.0">R_1 = 80 Ω</annotation>
  </semantics>
</math>
</file>

<file path=Object 10/content.xml><?xml version="1.0" encoding="utf-8"?>
<math xmlns="http://www.w3.org/1998/Math/MathML">
  <semantics>
    <mrow>
      <mrow>
        <mi>E</mi>
        <mo stretchy="false">=</mo>
        <mrow>
          <mi>P</mi>
          <mo stretchy="false">⋅</mo>
          <mi>t</mi>
        </mrow>
      </mrow>
    </mrow>
    <annotation encoding="StarMath 5.0">E = P cdot t</annotation>
  </semantics>
</math>
</file>

<file path=Object 11/content.xml><?xml version="1.0" encoding="utf-8"?>
<math xmlns="http://www.w3.org/1998/Math/MathML">
  <semantics>
    <mrow>
      <mrow>
        <mi>P</mi>
        <mo stretchy="false">=</mo>
        <mn>0.0004W</mn>
      </mrow>
    </mrow>
    <annotation encoding="StarMath 5.0">P = 0.0004W</annotation>
  </semantics>
</math>
</file>

<file path=Object 12/content.xml><?xml version="1.0" encoding="utf-8"?>
<math xmlns="http://www.w3.org/1998/Math/MathML">
  <semantics>
    <mrow>
      <mrow>
        <mi>U</mi>
        <mo stretchy="false">=</mo>
        <mn>3V</mn>
      </mrow>
    </mrow>
    <annotation encoding="StarMath 5.0">U = 3V</annotation>
  </semantics>
</math>
</file>

<file path=Object 13/content.xml><?xml version="1.0" encoding="utf-8"?>
<math xmlns="http://www.w3.org/1998/Math/MathML">
  <semantics>
    <mrow>
      <mrow>
        <mi>P</mi>
        <mo stretchy="false">=</mo>
        <mrow>
          <mi>U</mi>
          <mo stretchy="false">⋅</mo>
          <mi>I</mi>
        </mrow>
      </mrow>
    </mrow>
    <annotation encoding="StarMath 5.0">P = U cdot I</annotation>
  </semantics>
</math>
</file>

<file path=Object 14/content.xml><?xml version="1.0" encoding="utf-8"?>
<math xmlns="http://www.w3.org/1998/Math/MathML">
  <semantics>
    <mrow>
      <mrow>
        <mi>I</mi>
        <mo stretchy="false">=</mo>
        <mfrac>
          <mrow>
            <mn>0.0004W</mn>
          </mrow>
          <mrow>
            <mn>3V</mn>
          </mrow>
        </mfrac>
      </mrow>
    </mrow>
    <annotation encoding="StarMath 5.0">I = {0.0004W} over {3V}</annotation>
  </semantics>
</math>
</file>

<file path=Object 15/content.xml><?xml version="1.0" encoding="utf-8"?>
<math xmlns="http://www.w3.org/1998/Math/MathML">
  <semantics>
    <mrow>
      <mrow>
        <mi>I</mi>
        <mo stretchy="false">=</mo>
        <mn>0.0001333</mn>
      </mrow>
      <mn>..</mn>
      <mi>A</mi>
    </mrow>
    <annotation encoding="StarMath 5.0">I = 0.0001333..A</annotation>
  </semantics>
</math>
</file>

<file path=Object 16/content.xml><?xml version="1.0" encoding="utf-8"?>
<math xmlns="http://www.w3.org/1998/Math/MathML">
  <semantics>
    <mrow>
      <mrow>
        <mrow>
          <mi>t</mi>
          <mo stretchy="false">=</mo>
          <mfrac>
            <mrow>
              <mrow>
                <mi>I</mi>
                <mo stretchy="false">⋅</mo>
                <mi>t</mi>
              </mrow>
            </mrow>
            <mrow>
              <mi>I</mi>
            </mrow>
          </mfrac>
        </mrow>
        <mo stretchy="false">=</mo>
        <mfrac>
          <mrow>
            <mrow>
              <mrow>
                <mn>0.75</mn>
                <mo stretchy="false">⋅</mo>
                <mn>60</mn>
              </mrow>
              <mo stretchy="false">⋅</mo>
              <mn>60As</mn>
            </mrow>
          </mrow>
          <mrow>
            <mn>0.0001333</mn>
            <mn>...</mn>
            <mi>A</mi>
          </mrow>
        </mfrac>
      </mrow>
    </mrow>
    <annotation encoding="StarMath 5.0">t = {I cdot t} over {I}  = {0.75 cdot 60 cdot 60As} over {0.0001333...A} </annotation>
  </semantics>
</math>
</file>

<file path=Object 17/content.xml><?xml version="1.0" encoding="utf-8"?>
<math xmlns="http://www.w3.org/1998/Math/MathML">
  <semantics>
    <mrow>
      <mrow>
        <mi>I</mi>
        <mo stretchy="false">=</mo>
        <mfrac>
          <mrow>
            <mi>P</mi>
          </mrow>
          <mrow>
            <mi>U</mi>
          </mrow>
        </mfrac>
      </mrow>
    </mrow>
    <annotation encoding="StarMath 5.0">I = {P} over {U}</annotation>
  </semantics>
</math>
</file>

<file path=Object 18/content.xml><?xml version="1.0" encoding="utf-8"?>
<math xmlns="http://www.w3.org/1998/Math/MathML">
  <semantics>
    <mrow>
      <mrow>
        <mrow>
          <mi>t</mi>
          <mo stretchy="false">=</mo>
          <mfrac>
            <mrow>
              <mrow>
                <mi>I</mi>
                <mo stretchy="false">⋅</mo>
                <mi>t</mi>
              </mrow>
            </mrow>
            <mrow>
              <mi>I</mi>
            </mrow>
          </mfrac>
        </mrow>
        <mo stretchy="false">=</mo>
        <mfrac>
          <mrow>
            <mrow>
              <mrow>
                <mn>0.75</mn>
                <mo stretchy="false">⋅</mo>
                <mn>60</mn>
              </mrow>
              <mo stretchy="false">⋅</mo>
              <mn>60As</mn>
            </mrow>
          </mrow>
          <mrow>
            <mn>0.0001333</mn>
            <mn>...</mn>
            <mi>A</mi>
          </mrow>
        </mfrac>
      </mrow>
    </mrow>
    <annotation encoding="StarMath 5.0">t = {I cdot t} over {I}  = {0.75 cdot 60 cdot 60As} over {0.0001333...A} </annotation>
  </semantics>
</math>
</file>

<file path=Object 19/content.xml><?xml version="1.0" encoding="utf-8"?>
<math xmlns="http://www.w3.org/1998/Math/MathML">
  <semantics>
    <mrow>
      <mrow>
        <msub>
          <mi>n</mi>
          <mi mathvariant="italic">hinta</mi>
        </msub>
        <mo stretchy="false">=</mo>
        <mn>0.18</mn>
      </mrow>
      <mrow>
        <mi>€</mi>
        <mo stretchy="false">/</mo>
        <mi mathvariant="italic">kWh</mi>
      </mrow>
    </mrow>
    <annotation encoding="StarMath 5.0">n_hinta = 0.18€/kWh</annotation>
  </semantics>
</math>
</file>

<file path=Object 2/content.xml><?xml version="1.0" encoding="utf-8"?>
<math xmlns="http://www.w3.org/1998/Math/MathML">
  <semantics>
    <mrow>
      <mrow>
        <msub>
          <mi>R</mi>
          <mn>2</mn>
        </msub>
        <mo stretchy="false">=</mo>
        <mn>120</mn>
      </mrow>
      <mi>Ω</mi>
    </mrow>
    <annotation encoding="StarMath 5.0">R_2 = 120 Ω</annotation>
  </semantics>
</math>
</file>

<file path=Object 20/content.xml><?xml version="1.0" encoding="utf-8"?>
<math xmlns="http://www.w3.org/1998/Math/MathML">
  <semantics>
    <mrow>
      <mrow>
        <mi>P</mi>
        <mo stretchy="false">=</mo>
        <mn>3.0</mn>
      </mrow>
      <mi mathvariant="italic">kW</mi>
    </mrow>
    <annotation encoding="StarMath 5.0">P = 3.0 kW</annotation>
  </semantics>
</math>
</file>

<file path=Object 21/content.xml><?xml version="1.0" encoding="utf-8"?>
<math xmlns="http://www.w3.org/1998/Math/MathML">
  <semantics>
    <mrow>
      <mrow>
        <mi>t</mi>
        <mo stretchy="false">=</mo>
        <mrow>
          <mn>5.0h</mn>
          <mo stretchy="false">⋅</mo>
          <mn>30</mn>
        </mrow>
      </mrow>
    </mrow>
    <annotation encoding="StarMath 5.0">t = 5.0h cdot 30</annotation>
  </semantics>
</math>
</file>

<file path=Object 22/content.xml><?xml version="1.0" encoding="utf-8"?>
<math xmlns="http://www.w3.org/1998/Math/MathML">
  <semantics>
    <mrow>
      <mrow>
        <mi mathvariant="italic">Sähkölasku</mi>
        <mo stretchy="false">=</mo>
        <mrow>
          <mrow>
            <mi>P</mi>
            <mo stretchy="false">⋅</mo>
            <msub>
              <mi>n</mi>
              <mi mathvariant="italic">hinta</mi>
            </msub>
          </mrow>
          <mo stretchy="false">⋅</mo>
          <mi>t</mi>
        </mrow>
      </mrow>
    </mrow>
    <annotation encoding="StarMath 5.0">Sähkölasku = P cdot n_hinta cdot t</annotation>
  </semantics>
</math>
</file>

<file path=Object 23/content.xml><?xml version="1.0" encoding="utf-8"?>
<math xmlns="http://www.w3.org/1998/Math/MathML">
  <semantics>
    <mrow>
      <mrow>
        <mi mathvariant="italic">Sähkölasku</mi>
        <mo stretchy="false">=</mo>
        <mrow>
          <mn>3.0kW</mn>
          <mo stretchy="false">⋅</mo>
          <mn>0.18</mn>
        </mrow>
      </mrow>
      <mrow>
        <mrow>
          <mi>€</mi>
          <mo stretchy="false">/</mo>
          <mi mathvariant="italic">kWh</mi>
        </mrow>
        <mo stretchy="false">⋅</mo>
        <mn>150h</mn>
      </mrow>
    </mrow>
    <annotation encoding="StarMath 5.0">Sähkölasku = 3.0kW cdot 0.18€/kWh cdot 150h</annotation>
  </semantics>
</math>
</file>

<file path=Object 24/content.xml><?xml version="1.0" encoding="utf-8"?>
<math xmlns="http://www.w3.org/1998/Math/MathML">
  <semantics>
    <mrow>
      <mrow>
        <mi mathvariant="italic">Sähkölasku</mi>
        <mo stretchy="false">=</mo>
        <mn>81</mn>
      </mrow>
      <mi>€</mi>
    </mrow>
    <annotation encoding="StarMath 5.0">Sähkölasku = 81€</annotation>
  </semantics>
</math>
</file>

<file path=Object 25/content.xml><?xml version="1.0" encoding="utf-8"?>
<math xmlns="http://www.w3.org/1998/Math/MathML">
  <semantics>
    <mrow>
      <mrow>
        <msub>
          <mi>n</mi>
          <mi mathvariant="italic">hinta</mi>
        </msub>
        <mo stretchy="false">=</mo>
        <mn>0.18</mn>
      </mrow>
      <mrow>
        <mrow>
          <mi>€</mi>
          <mo stretchy="false">/</mo>
          <mi mathvariant="italic">kWh</mi>
        </mrow>
        <mo stretchy="false">=</mo>
        <mfrac>
          <mrow>
            <mn>0.18</mn>
            <mi>€</mi>
          </mrow>
          <mrow>
            <mn>3600000Ws</mn>
          </mrow>
        </mfrac>
      </mrow>
    </mrow>
    <annotation encoding="StarMath 5.0">n_hinta = 0.18€/kWh = {0.18€} over {3600000Ws}</annotation>
  </semantics>
</math>
</file>

<file path=Object 26/content.xml><?xml version="1.0" encoding="utf-8"?>
<math xmlns="http://www.w3.org/1998/Math/MathML">
  <semantics>
    <mrow>
      <mrow>
        <mfrac>
          <mrow>
            <mn>1</mn>
            <mrow>
              <mi>€</mi>
              <mo stretchy="false">⋅</mo>
              <mn>3600000Ws</mn>
            </mrow>
          </mrow>
          <mrow>
            <mn>0.18</mn>
            <mrow>
              <mi>€</mi>
              <mo stretchy="false">⋅</mo>
              <mn>230</mn>
            </mrow>
            <mrow>
              <mi>V</mi>
              <mo stretchy="false">⋅</mo>
              <mn>2.2A</mn>
            </mrow>
          </mrow>
        </mfrac>
        <mo stretchy="false">=</mo>
        <mi>t</mi>
      </mrow>
    </mrow>
    <annotation encoding="StarMath 5.0">{1€ cdot 3600000Ws} over {0.18€ cdot 230 V cdot 2.2A} = t</annotation>
  </semantics>
</math>
</file>

<file path=Object 27/content.xml><?xml version="1.0" encoding="utf-8"?>
<math xmlns="http://www.w3.org/1998/Math/MathML">
  <semantics>
    <mrow>
      <mrow>
        <mi>P</mi>
        <mo stretchy="false">=</mo>
        <mrow>
          <mi>U</mi>
          <mo stretchy="false">⋅</mo>
          <mi>I</mi>
        </mrow>
      </mrow>
    </mrow>
    <annotation encoding="StarMath 5.0">P = U cdot I</annotation>
  </semantics>
</math>
</file>

<file path=Object 28/content.xml><?xml version="1.0" encoding="utf-8"?>
<math xmlns="http://www.w3.org/1998/Math/MathML">
  <semantics>
    <mrow>
      <mrow>
        <mi>E</mi>
        <mo stretchy="false">=</mo>
        <mrow>
          <mi>P</mi>
          <mo stretchy="false">⋅</mo>
          <mi>t</mi>
        </mrow>
      </mrow>
    </mrow>
    <annotation encoding="StarMath 5.0">E = P cdot t</annotation>
  </semantics>
</math>
</file>

<file path=Object 29/content.xml><?xml version="1.0" encoding="utf-8"?>
<math xmlns="http://www.w3.org/1998/Math/MathML">
  <semantics>
    <mrow>
      <mrow>
        <mi>t</mi>
        <mo stretchy="false">=</mo>
        <mfrac>
          <mrow>
            <mi>E</mi>
          </mrow>
          <mrow>
            <mi>P</mi>
          </mrow>
        </mfrac>
      </mrow>
    </mrow>
    <annotation encoding="StarMath 5.0">t = {E} over {P}</annotation>
  </semantics>
</math>
</file>

<file path=Object 3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row>
            <mo stretchy="false">)</mo>
          </mrow>
          <mo stretchy="false">⋅</mo>
          <mi>I</mi>
        </mrow>
        <mo stretchy="false">=</mo>
        <mi>U</mi>
      </mrow>
    </mrow>
    <annotation encoding="StarMath 5.0">(R_1 + R_2) cdot I = U</annotation>
  </semantics>
</math>
</file>

<file path=Object 30/content.xml><?xml version="1.0" encoding="utf-8"?>
<math xmlns="http://www.w3.org/1998/Math/MathML">
  <semantics>
    <mrow>
      <mrow>
        <mi>t</mi>
        <mo stretchy="false">=</mo>
        <mn>10.9793</mn>
      </mrow>
      <mn>...</mn>
      <mrow>
        <mi>h</mi>
        <mo stretchy="false">≈</mo>
        <mn>11h</mn>
      </mrow>
    </mrow>
    <annotation encoding="StarMath 5.0">t = 10.9793...h approx 11h</annotation>
  </semantics>
</math>
</file>

<file path=Object 31/content.xml><?xml version="1.0" encoding="utf-8"?>
<math xmlns="http://www.w3.org/1998/Math/MathML">
  <semantics>
    <mrow>
      <mrow>
        <msub>
          <mi>R</mi>
          <mn>1</mn>
        </msub>
        <mo stretchy="false">=</mo>
        <mn>15</mn>
      </mrow>
      <mi>Ω</mi>
    </mrow>
    <annotation encoding="StarMath 5.0">R_1 = 15 Ω</annotation>
  </semantics>
</math>
</file>

<file path=Object 32/content.xml><?xml version="1.0" encoding="utf-8"?>
<math xmlns="http://www.w3.org/1998/Math/MathML">
  <semantics>
    <mrow>
      <mrow>
        <msub>
          <mi>R</mi>
          <mn>2</mn>
        </msub>
        <mo stretchy="false">=</mo>
        <mn>30</mn>
      </mrow>
      <mi>Ω</mi>
    </mrow>
    <annotation encoding="StarMath 5.0">R_2 = 30 Ω</annotation>
  </semantics>
</math>
</file>

<file path=Object 33/content.xml><?xml version="1.0" encoding="utf-8"?>
<math xmlns="http://www.w3.org/1998/Math/MathML">
  <semantics>
    <mrow>
      <mrow>
        <mi>U</mi>
        <mo stretchy="false">=</mo>
        <mn>22</mn>
      </mrow>
      <mi>V</mi>
    </mrow>
    <annotation encoding="StarMath 5.0">U = 22 V</annotation>
  </semantics>
</math>
</file>

<file path=Object 34/content.xml><?xml version="1.0" encoding="utf-8"?>
<math xmlns="http://www.w3.org/1998/Math/MathML">
  <semantics>
    <mrow>
      <mrow>
        <mrow>
          <mfrac>
            <mrow>
              <mrow>
                <msub>
                  <mi>R</mi>
                  <mn>1</mn>
                </msub>
                <mo stretchy="false">⋅</mo>
                <msub>
                  <mi>R</mi>
                  <mn>2</mn>
                </msub>
              </mrow>
            </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row>
          </mfrac>
          <mo stretchy="false">+</mo>
          <msub>
            <mi>R</mi>
            <mi mathvariant="italic">sis</mi>
          </msub>
        </mrow>
        <mo stretchy="false">=</mo>
        <mi>R</mi>
      </mrow>
    </mrow>
    <annotation encoding="StarMath 5.0">{R_1 cdot R_2} over {R_1 + R_2} + R_sis = R</annotation>
  </semantics>
</math>
</file>

<file path=Object 35/content.xml><?xml version="1.0" encoding="utf-8"?>
<math xmlns="http://www.w3.org/1998/Math/MathML">
  <semantics>
    <mrow>
      <mrow>
        <mi>I</mi>
        <mo stretchy="false">=</mo>
        <mfrac>
          <mi>U</mi>
          <mi>R</mi>
        </mfrac>
      </mrow>
    </mrow>
    <annotation encoding="StarMath 5.0">I = U over R</annotation>
  </semantics>
</math>
</file>

<file path=Object 36/content.xml><?xml version="1.0" encoding="utf-8"?>
<math xmlns="http://www.w3.org/1998/Math/MathML">
  <semantics>
    <mrow>
      <mrow>
        <msub>
          <mi>R</mi>
          <mi mathvariant="italic">sis</mi>
        </msub>
        <mo stretchy="false">=</mo>
        <mn>2.0</mn>
      </mrow>
      <mi>Ω</mi>
    </mrow>
    <annotation encoding="StarMath 5.0">R_sis = 2.0 Ω</annotation>
  </semantics>
</math>
</file>

<file path=Object 37/content.xml><?xml version="1.0" encoding="utf-8"?>
<math xmlns="http://www.w3.org/1998/Math/MathML">
  <semantics>
    <mrow>
      <mrow>
        <mi>I</mi>
        <mo stretchy="false">=</mo>
        <mfrac>
          <mi>U</mi>
          <mrow>
            <mo stretchy="false">(</mo>
            <mrow>
              <mrow>
                <mfrac>
                  <mrow>
                    <mrow>
                      <msub>
                        <mi>R</mi>
                        <mn>1</mn>
                      </msub>
                      <mo stretchy="false">⋅</mo>
                      <msub>
                        <mi>R</mi>
                        <mn>2</mn>
                      </msub>
                    </mrow>
                  </mrow>
                  <mrow>
                    <mrow>
                      <msub>
                        <mi>R</mi>
                        <mn>1</mn>
                      </msub>
                      <mo stretchy="false">+</mo>
                      <msub>
                        <mi>R</mi>
                        <mn>2</mn>
                      </msub>
                    </mrow>
                  </mrow>
                </mfrac>
                <mo stretchy="false">+</mo>
                <msub>
                  <mi>R</mi>
                  <mi mathvariant="italic">sis</mi>
                </msub>
              </mrow>
            </mrow>
            <mo stretchy="false">)</mo>
          </mrow>
        </mfrac>
      </mrow>
    </mrow>
    <annotation encoding="StarMath 5.0">I = U over ({R_1 cdot R_2} over {R_1 + R_2} + R_sis)</annotation>
  </semantics>
</math>
</file>

<file path=Object 38/content.xml><?xml version="1.0" encoding="utf-8"?>
<math xmlns="http://www.w3.org/1998/Math/MathML">
  <semantics>
    <mrow>
      <mrow>
        <mi>R</mi>
        <mo stretchy="false">=</mo>
        <mn>10</mn>
      </mrow>
      <mi>Ω</mi>
    </mrow>
    <annotation encoding="StarMath 5.0">R = 10 Ω</annotation>
  </semantics>
</math>
</file>

<file path=Object 39/content.xml><?xml version="1.0" encoding="utf-8"?>
<math xmlns="http://www.w3.org/1998/Math/MathML">
  <semantics>
    <mrow>
      <mrow>
        <mrow>
          <mi>P</mi>
          <mo stretchy="false">=</mo>
          <mn>400kW</mn>
        </mrow>
        <mo stretchy="false">=</mo>
        <mn>400</mn>
      </mrow>
      <mn>000W</mn>
    </mrow>
    <annotation encoding="StarMath 5.0">P = 400kW = 400 000W</annotation>
  </semantics>
</math>
</file>

<file path=Object 4/content.xml><?xml version="1.0" encoding="utf-8"?>
<math xmlns="http://www.w3.org/1998/Math/MathML">
  <semantics>
    <mrow>
      <mrow>
        <mi>I</mi>
        <mo stretchy="false">=</mo>
        <mn>2.0</mn>
      </mrow>
      <mi>A</mi>
    </mrow>
    <annotation encoding="StarMath 5.0">I = 2.0 A</annotation>
  </semantics>
</math>
</file>

<file path=Object 40/content.xml><?xml version="1.0" encoding="utf-8"?>
<math xmlns="http://www.w3.org/1998/Math/MathML">
  <semantics>
    <mrow>
      <mrow>
        <mi>U</mi>
        <mo stretchy="false">=</mo>
        <mn>20</mn>
      </mrow>
      <mrow>
        <mi mathvariant="italic">kV</mi>
        <mo stretchy="false">=</mo>
        <mn>20</mn>
      </mrow>
      <mn>000V</mn>
    </mrow>
    <annotation encoding="StarMath 5.0">U = 20 kV = 20 000V</annotation>
  </semantics>
</math>
</file>

<file path=Object 41/content.xml><?xml version="1.0" encoding="utf-8"?>
<math xmlns="http://www.w3.org/1998/Math/MathML">
  <semantics>
    <mrow>
      <mrow>
        <msub>
          <mi>U</mi>
          <mi mathvariant="italic">loppu</mi>
        </msub>
        <mo stretchy="false">=</mo>
        <mrow>
          <msub>
            <mi>U</mi>
            <mi mathvariant="italic">alku</mi>
          </msub>
          <mo stretchy="false">−</mo>
          <mrow>
            <mi>I</mi>
            <mo stretchy="false">⋅</mo>
            <mi>R</mi>
          </mrow>
        </mrow>
      </mrow>
    </mrow>
    <annotation encoding="StarMath 5.0">U_loppu = U_alku - I cdot R</annotation>
  </semantics>
</math>
</file>

<file path=Object 42/content.xml><?xml version="1.0" encoding="utf-8"?>
<math xmlns="http://www.w3.org/1998/Math/MathML">
  <semantics>
    <mrow>
      <mrow>
        <msub>
          <mi>U</mi>
          <mi mathvariant="italic">loppu</mi>
        </msub>
        <mo stretchy="false">=</mo>
        <mn>400</mn>
      </mrow>
      <mrow>
        <mn>000V</mn>
        <mo stretchy="false">−</mo>
        <mrow>
          <mn>20A</mn>
          <mo stretchy="false">⋅</mo>
          <mn>10Ω</mn>
        </mrow>
      </mrow>
    </mrow>
    <annotation encoding="StarMath 5.0">U_loppu = 400 000V - 20A cdot 10Ω</annotation>
  </semantics>
</math>
</file>

<file path=Object 43/content.xml><?xml version="1.0" encoding="utf-8"?>
<math xmlns="http://www.w3.org/1998/Math/MathML">
  <semantics>
    <mrow>
      <mrow>
        <msub>
          <mi>U</mi>
          <mi mathvariant="italic">loppu</mi>
        </msub>
        <mo stretchy="false">=</mo>
        <mn>399800V</mn>
      </mrow>
    </mrow>
    <annotation encoding="StarMath 5.0">U_loppu = 399800V</annotation>
  </semantics>
</math>
</file>

<file path=Object 44/content.xml><?xml version="1.0" encoding="utf-8"?>
<math xmlns="http://www.w3.org/1998/Math/MathML">
  <semantics>
    <mrow>
      <mrow>
        <mi>P</mi>
        <mo stretchy="false">=</mo>
        <mrow>
          <mi>U</mi>
          <mo stretchy="false">⋅</mo>
          <mi>I</mi>
        </mrow>
      </mrow>
    </mrow>
    <annotation encoding="StarMath 5.0">P = U cdot I</annotation>
  </semantics>
</math>
</file>

<file path=Object 45/content.xml><?xml version="1.0" encoding="utf-8"?>
<math xmlns="http://www.w3.org/1998/Math/MathML">
  <semantics>
    <mrow>
      <mrow>
        <mi>I</mi>
        <mo stretchy="false">=</mo>
        <mfrac>
          <mi>P</mi>
          <mi>U</mi>
        </mfrac>
      </mrow>
    </mrow>
    <annotation encoding="StarMath 5.0">I = P over U</annotation>
  </semantics>
</math>
</file>

<file path=Object 4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row>
            <mo stretchy="false">)</mo>
          </mrow>
          <mo stretchy="false">⋅</mo>
          <msup>
            <mi>I</mi>
            <mn>2</mn>
          </msup>
        </mrow>
        <mo stretchy="false">=</mo>
        <mi>P</mi>
      </mrow>
    </mrow>
    <annotation encoding="StarMath 5.0">(R_1 + R_2) cdot I^2 = P</annotation>
  </semantics>
</math>
</file>

<file path=Object 47/content.xml><?xml version="1.0" encoding="utf-8"?>
<math xmlns="http://www.w3.org/1998/Math/MathML">
  <semantics>
    <mrow>
      <mrow>
        <mi>I</mi>
        <mo stretchy="false">=</mo>
        <mn>20A</mn>
      </mrow>
    </mrow>
    <annotation encoding="StarMath 5.0">I = 20A</annotation>
  </semantics>
</math>
</file>

<file path=Object 48/content.xml><?xml version="1.0" encoding="utf-8"?>
<math xmlns="http://www.w3.org/1998/Math/MathML">
  <semantics>
    <mrow>
      <mrow>
        <msub>
          <mi>P</mi>
          <mi mathvariant="italic">hukka</mi>
        </msub>
        <mo stretchy="false">=</mo>
        <mrow>
          <msup>
            <mi>I</mi>
            <mn>2</mn>
          </msup>
          <mo stretchy="false">⋅</mo>
          <mi>R</mi>
        </mrow>
      </mrow>
    </mrow>
    <annotation encoding="StarMath 5.0">P_hukka = I^2 cdot R</annotation>
  </semantics>
</math>
</file>

<file path=Object 49/content.xml><?xml version="1.0" encoding="utf-8"?>
<math xmlns="http://www.w3.org/1998/Math/MathML">
  <semantics>
    <mrow>
      <mrow>
        <msub>
          <mi>P</mi>
          <mi mathvariant="italic">hukka</mi>
        </msub>
        <mo stretchy="false">=</mo>
        <mrow>
          <msup>
            <mrow>
              <mo stretchy="false">(</mo>
              <mrow>
                <mn>20A</mn>
              </mrow>
              <mo stretchy="false">)</mo>
            </mrow>
            <mn>2</mn>
          </msup>
          <mo stretchy="false">⋅</mo>
          <mn>10Ω</mn>
        </mrow>
      </mrow>
    </mrow>
    <annotation encoding="StarMath 5.0">P_hukka = (20A)^2 cdot 10Ω</annotation>
  </semantics>
</math>
</file>

<file path=Object 5/content.xml><?xml version="1.0" encoding="utf-8"?>
<math xmlns="http://www.w3.org/1998/Math/MathML">
  <semantics>
    <mrow>
      <mrow>
        <mrow>
          <msub>
            <mi>R</mi>
            <mn>1</mn>
          </msub>
          <mo stretchy="false">+</mo>
          <msub>
            <mi>R</mi>
            <mn>2</mn>
          </msub>
        </mrow>
        <mo stretchy="false">=</mo>
        <mi>R</mi>
      </mrow>
    </mrow>
    <annotation encoding="StarMath 5.0">R_1 + R_2 = R</annotation>
  </semantics>
</math>
</file>

<file path=Object 50/content.xml><?xml version="1.0" encoding="utf-8"?>
<math xmlns="http://www.w3.org/1998/Math/MathML">
  <semantics>
    <mrow>
      <mrow>
        <msub>
          <mi>P</mi>
          <mi mathvariant="italic">hukka</mi>
        </msub>
        <mo stretchy="false">=</mo>
        <mn>4000W</mn>
      </mrow>
    </mrow>
    <annotation encoding="StarMath 5.0">P_hukka = 4000W</annotation>
  </semantics>
</math>
</file>

<file path=Object 51/content.xml><?xml version="1.0" encoding="utf-8"?>
<math xmlns="http://www.w3.org/1998/Math/MathML">
  <semantics>
    <mrow>
      <mrow>
        <msub>
          <mi>U</mi>
          <mn>1</mn>
        </msub>
        <mo stretchy="false">=</mo>
        <mn>230V</mn>
      </mrow>
    </mrow>
    <annotation encoding="StarMath 5.0">U_1 = 230V</annotation>
  </semantics>
</math>
</file>

<file path=Object 52/content.xml><?xml version="1.0" encoding="utf-8"?>
<math xmlns="http://www.w3.org/1998/Math/MathML">
  <semantics>
    <mrow>
      <mrow>
        <msub>
          <mi>P</mi>
          <mn>1</mn>
        </msub>
        <mo stretchy="false">=</mo>
        <mn>100W</mn>
      </mrow>
    </mrow>
    <annotation encoding="StarMath 5.0">P_1 = 100W</annotation>
  </semantics>
</math>
</file>

<file path=Object 53/content.xml><?xml version="1.0" encoding="utf-8"?>
<math xmlns="http://www.w3.org/1998/Math/MathML">
  <semantics>
    <mrow>
      <mrow>
        <msub>
          <mi>U</mi>
          <mn>2</mn>
        </msub>
        <mo stretchy="false">=</mo>
        <mn>220V</mn>
      </mrow>
    </mrow>
    <annotation encoding="StarMath 5.0">U_2 = 220V</annotation>
  </semantics>
</math>
</file>

<file path=Object 54/content.xml><?xml version="1.0" encoding="utf-8"?>
<math xmlns="http://www.w3.org/1998/Math/MathML">
  <semantics>
    <mrow>
      <mrow>
        <mi>R</mi>
        <mo stretchy="false">=</mo>
        <mi>?</mi>
      </mrow>
    </mrow>
    <annotation encoding="StarMath 5.0">R = ?</annotation>
  </semantics>
</math>
</file>

<file path=Object 55/content.xml><?xml version="1.0" encoding="utf-8"?>
<math xmlns="http://www.w3.org/1998/Math/MathML">
  <semantics>
    <mrow>
      <mrow>
        <mi>R</mi>
        <mo stretchy="false">=</mo>
        <mfrac>
          <mrow>
            <msup>
              <mi>U</mi>
              <mn>2</mn>
            </msup>
          </mrow>
          <mrow>
            <mi>P</mi>
          </mrow>
        </mfrac>
      </mrow>
    </mrow>
    <annotation encoding="StarMath 5.0">R = {U^2} over {P} </annotation>
  </semantics>
</math>
</file>

<file path=Object 56/content.xml><?xml version="1.0" encoding="utf-8"?>
<math xmlns="http://www.w3.org/1998/Math/MathML">
  <semantics>
    <mrow>
      <mrow>
        <mi>R</mi>
        <mo stretchy="false">=</mo>
        <mfrac>
          <mrow>
            <msup>
              <mrow>
                <mo stretchy="false">(</mo>
                <mrow>
                  <mn>230V</mn>
                </mrow>
                <mo stretchy="false">)</mo>
              </mrow>
              <mn>2</mn>
            </msup>
          </mrow>
          <mrow>
            <mn>100W</mn>
          </mrow>
        </mfrac>
      </mrow>
    </mrow>
    <annotation encoding="StarMath 5.0">R = {(230V)^2} over {100W} </annotation>
  </semantics>
</math>
</file>

<file path=Object 57/content.xml><?xml version="1.0" encoding="utf-8"?>
<math xmlns="http://www.w3.org/1998/Math/MathML">
  <semantics>
    <mrow>
      <mrow>
        <mi>R</mi>
        <mo stretchy="false">=</mo>
        <mn>529</mn>
      </mrow>
      <mo stretchy="false">Ω</mo>
    </mrow>
    <annotation encoding="StarMath 5.0">R = 529 %OMEGA</annotation>
  </semantics>
</math>
</file>

<file path=Object 58/content.xml><?xml version="1.0" encoding="utf-8"?>
<math xmlns="http://www.w3.org/1998/Math/MathML">
  <semantics>
    <mrow>
      <mrow>
        <mi>P</mi>
        <mo stretchy="false">=</mo>
        <mfrac>
          <mrow>
            <msup>
              <mi>U</mi>
              <mn>2</mn>
            </msup>
          </mrow>
          <mrow>
            <mi>R</mi>
          </mrow>
        </mfrac>
      </mrow>
    </mrow>
    <annotation encoding="StarMath 5.0">P = {U^2} over {R}</annotation>
  </semantics>
</math>
</file>

<file path=Object 59/content.xml><?xml version="1.0" encoding="utf-8"?>
<math xmlns="http://www.w3.org/1998/Math/MathML">
  <semantics>
    <mrow>
      <mrow>
        <msub>
          <mi>U</mi>
          <mn>1</mn>
        </msub>
        <mo stretchy="false">=</mo>
        <mn>12V</mn>
      </mrow>
    </mrow>
    <annotation encoding="StarMath 5.0">U_1 = 12V</annotation>
  </semantics>
</math>
</file>

<file path=Object 6/content.xml><?xml version="1.0" encoding="utf-8"?>
<math xmlns="http://www.w3.org/1998/Math/MathML">
  <semantics>
    <mrow>
      <mrow>
        <mi>U</mi>
        <mo stretchy="false">=</mo>
        <mrow>
          <mi>R</mi>
          <mo stretchy="false">⋅</mo>
          <mi>I</mi>
        </mrow>
      </mrow>
    </mrow>
    <annotation encoding="StarMath 5.0">U = R cdot I</annotation>
  </semantics>
</math>
</file>

<file path=Object 60/content.xml><?xml version="1.0" encoding="utf-8"?>
<math xmlns="http://www.w3.org/1998/Math/MathML">
  <semantics>
    <mrow>
      <mrow>
        <msub>
          <mi>P</mi>
          <mn>1</mn>
        </msub>
        <mo stretchy="false">=</mo>
        <mn>5W</mn>
      </mrow>
    </mrow>
    <annotation encoding="StarMath 5.0">P_1 = 5W</annotation>
  </semantics>
</math>
</file>

<file path=Object 61/content.xml><?xml version="1.0" encoding="utf-8"?>
<math xmlns="http://www.w3.org/1998/Math/MathML">
  <semantics>
    <mrow>
      <mrow>
        <msub>
          <mi>U</mi>
          <mn>2</mn>
        </msub>
        <mo stretchy="false">=</mo>
        <mn>18V</mn>
      </mrow>
    </mrow>
    <annotation encoding="StarMath 5.0">U_2 = 18V</annotation>
  </semantics>
</math>
</file>

<file path=Object 62/content.xml><?xml version="1.0" encoding="utf-8"?>
<math xmlns="http://www.w3.org/1998/Math/MathML">
  <semantics>
    <mrow>
      <mrow>
        <mfrac>
          <mrow>
            <mo stretchy="false">(</mo>
            <mrow>
              <mrow>
                <msub>
                  <mi>U</mi>
                  <mn>2</mn>
                </msub>
                <mo stretchy="false">−</mo>
                <msub>
                  <mi>U</mi>
                  <mn>1</mn>
                </msub>
              </mrow>
            </mrow>
            <mo stretchy="false">)</mo>
          </mrow>
          <mi>I</mi>
        </mfrac>
        <mo stretchy="false">=</mo>
        <mi>R</mi>
      </mrow>
    </mrow>
    <annotation encoding="StarMath 5.0">(U_2 - U_1) over I = R</annotation>
  </semantics>
</math>
</file>

<file path=Object 63/content.xml><?xml version="1.0" encoding="utf-8"?>
<math xmlns="http://www.w3.org/1998/Math/MathML">
  <semantics>
    <mrow>
      <mrow>
        <mi>U</mi>
        <mo stretchy="false">=</mo>
        <mfrac>
          <mi>P</mi>
          <mi>I</mi>
        </mfrac>
      </mrow>
    </mrow>
    <annotation encoding="StarMath 5.0">U = P over I</annotation>
  </semantics>
</math>
</file>

<file path=Object 64/content.xml><?xml version="1.0" encoding="utf-8"?>
<math xmlns="http://www.w3.org/1998/Math/MathML">
  <semantics>
    <mrow>
      <mrow>
        <mi>I</mi>
        <mo stretchy="false">=</mo>
        <mfrac>
          <mi>P</mi>
          <mi>U</mi>
        </mfrac>
      </mrow>
    </mrow>
    <annotation encoding="StarMath 5.0">I = P over U</annotation>
  </semantics>
</math>
</file>

<file path=Object 65/content.xml><?xml version="1.0" encoding="utf-8"?>
<math xmlns="http://www.w3.org/1998/Math/MathML">
  <semantics>
    <mrow>
      <mrow>
        <mi>I</mi>
        <mo stretchy="false">=</mo>
        <mfrac>
          <mn>5W</mn>
          <mn>12V</mn>
        </mfrac>
      </mrow>
    </mrow>
    <annotation encoding="StarMath 5.0">I = 5W over 12V</annotation>
  </semantics>
</math>
</file>

<file path=Object 66/content.xml><?xml version="1.0" encoding="utf-8"?>
<math xmlns="http://www.w3.org/1998/Math/MathML">
  <semantics>
    <mrow>
      <mrow>
        <mi>I</mi>
        <mo stretchy="false">=</mo>
        <mfrac>
          <mi>P</mi>
          <mi>U</mi>
        </mfrac>
      </mrow>
    </mrow>
    <annotation encoding="StarMath 5.0">I = P over U</annotation>
  </semantics>
</math>
</file>

<file path=Object 67/content.xml><?xml version="1.0" encoding="utf-8"?>
<math xmlns="http://www.w3.org/1998/Math/MathML">
  <semantics>
    <mrow>
      <mrow>
        <mfrac>
          <mrow>
            <mrow>
              <mo stretchy="false">(</mo>
              <mrow>
                <mrow>
                  <msub>
                    <mi>U</mi>
                    <mn>2</mn>
                  </msub>
                  <mo stretchy="false">−</mo>
                  <msub>
                    <mi>U</mi>
                    <mn>1</mn>
                  </msub>
                </mrow>
              </mrow>
              <mo stretchy="false">)</mo>
            </mrow>
            <mo stretchy="false">⋅</mo>
            <msub>
              <mi>U</mi>
              <mn>1</mn>
            </msub>
          </mrow>
          <mi>P</mi>
        </mfrac>
        <mo stretchy="false">=</mo>
        <mi>R</mi>
      </mrow>
    </mrow>
    <annotation encoding="StarMath 5.0">(U_2 - U_1) cdot U_1 over P = R</annotation>
  </semantics>
</math>
</file>

<file path=Object 68/content.xml><?xml version="1.0" encoding="utf-8"?>
<math xmlns="http://www.w3.org/1998/Math/MathML">
  <semantics>
    <mrow>
      <mrow>
        <mrow>
          <mfrac>
            <mrow>
              <mrow>
                <mo stretchy="false">(</mo>
                <mrow>
                  <mrow>
                    <mn>18V</mn>
                    <mo stretchy="false">−</mo>
                    <mn>12V</mn>
                  </mrow>
                </mrow>
                <mo stretchy="false">)</mo>
              </mrow>
              <mo stretchy="false">⋅</mo>
              <mn>12V</mn>
            </mrow>
            <mn>5W</mn>
          </mfrac>
          <mo stretchy="false">=</mo>
          <mn>14.4Ω</mn>
        </mrow>
        <mo stretchy="false">=</mo>
        <mi>R</mi>
      </mrow>
    </mrow>
    <annotation encoding="StarMath 5.0">(18V - 12V) cdot 12V over 5W = 14.4Ω = R</annotation>
  </semantics>
</math>
</file>

<file path=Object 69/content.xml><?xml version="1.0" encoding="utf-8"?>
<math xmlns="http://www.w3.org/1998/Math/MathML">
  <semantics>
    <mrow>
      <mrow>
        <mrow>
          <mrow>
            <mo stretchy="false">(</mo>
            <mrow>
              <mrow>
                <mn>80Ω</mn>
                <mo stretchy="false">+</mo>
                <mn>120Ω</mn>
              </mrow>
            </mrow>
            <mo stretchy="false">)</mo>
          </mrow>
          <mo stretchy="false">⋅</mo>
          <msup>
            <mrow>
              <mo stretchy="false">(</mo>
              <mrow>
                <mn>2.0A</mn>
              </mrow>
              <mo stretchy="false">)</mo>
            </mrow>
            <mn>2</mn>
          </msup>
        </mrow>
        <mo stretchy="false">=</mo>
        <mi>P</mi>
      </mrow>
    </mrow>
    <annotation encoding="StarMath 5.0">(80Ω + 120Ω) cdot (2.0A)^2 = P</annotation>
  </semantics>
</math>
</file>

<file path=Object 7/content.xml><?xml version="1.0" encoding="utf-8"?>
<math xmlns="http://www.w3.org/1998/Math/MathML">
  <semantics>
    <mrow>
      <mrow>
        <mi>U</mi>
        <mo stretchy="false">=</mo>
        <mrow>
          <mrow>
            <mo stretchy="false">(</mo>
            <mrow>
              <mrow>
                <mn>80Ω</mn>
                <mo stretchy="false">+</mo>
                <mn>120Ω</mn>
              </mrow>
            </mrow>
            <mo stretchy="false">)</mo>
          </mrow>
          <mo stretchy="false">⋅</mo>
          <mn>2.0A</mn>
        </mrow>
      </mrow>
    </mrow>
    <annotation encoding="StarMath 5.0">U = (80Ω + 120Ω) cdot 2.0A</annotation>
  </semantics>
</math>
</file>

<file path=Object 70/content.xml><?xml version="1.0" encoding="utf-8"?>
<math xmlns="http://www.w3.org/1998/Math/MathML">
  <semantics>
    <mrow>
      <mrow>
        <mrow>
          <mrow>
            <mo stretchy="false">(</mo>
            <mrow>
              <mrow>
                <mn>80Ω</mn>
                <mo stretchy="false">+</mo>
                <mn>120Ω</mn>
              </mrow>
            </mrow>
            <mo stretchy="false">)</mo>
          </mrow>
          <mo stretchy="false">⋅</mo>
          <msup>
            <mrow>
              <mo stretchy="false">(</mo>
              <mrow>
                <mn>2.0A</mn>
              </mrow>
              <mo stretchy="false">)</mo>
            </mrow>
            <mn>2</mn>
          </msup>
        </mrow>
        <mo stretchy="false">=</mo>
        <mn>400W</mn>
      </mrow>
    </mrow>
    <annotation encoding="StarMath 5.0">(80Ω + 120Ω) cdot (2.0A)^2 = 400W</annotation>
  </semantics>
</math>
</file>

<file path=Object 71/content.xml><?xml version="1.0" encoding="utf-8"?>
<math xmlns="http://www.w3.org/1998/Math/MathML">
  <semantics>
    <mrow>
      <mrow>
        <mi>P</mi>
        <mo stretchy="false">=</mo>
        <mfrac>
          <mrow>
            <msup>
              <mrow>
                <mo stretchy="false">(</mo>
                <mrow>
                  <mn>220V</mn>
                </mrow>
                <mo stretchy="false">)</mo>
              </mrow>
              <mn>2</mn>
            </msup>
          </mrow>
          <mrow>
            <mn>529</mn>
            <mo stretchy="false">Ω</mo>
          </mrow>
        </mfrac>
      </mrow>
    </mrow>
    <annotation encoding="StarMath 5.0">P = {(220V)^2} over {529%OMEGA}</annotation>
  </semantics>
</math>
</file>

<file path=Object 72/content.xml><?xml version="1.0" encoding="utf-8"?>
<math xmlns="http://www.w3.org/1998/Math/MathML">
  <semantics>
    <mrow>
      <mrow>
        <mrow>
          <mi>P</mi>
          <mo stretchy="false">=</mo>
          <mn>91.493W</mn>
        </mrow>
        <mo stretchy="false">≈</mo>
        <mn>91W</mn>
      </mrow>
    </mrow>
    <annotation encoding="StarMath 5.0">P = 91.493W approx 91W</annotation>
  </semantics>
</math>
</file>

<file path=Object 73/content.xml><?xml version="1.0" encoding="utf-8"?>
<math xmlns="http://www.w3.org/1998/Math/MathML">
  <semantics>
    <mrow>
      <mrow>
        <mi>I</mi>
        <mo stretchy="false">=</mo>
        <mfrac>
          <mn>22V</mn>
          <mrow>
            <mo stretchy="false">(</mo>
            <mrow>
              <mrow>
                <mfrac>
                  <mrow>
                    <mn>15</mn>
                    <mrow>
                      <mo stretchy="false">Ω</mo>
                      <mo stretchy="false">⋅</mo>
                      <mn>30</mn>
                    </mrow>
                    <mo stretchy="false">Ω</mo>
                  </mrow>
                  <mrow>
                    <mn>15</mn>
                    <mrow>
                      <mo stretchy="false">Ω</mo>
                      <mo stretchy="false">+</mo>
                      <mn>30</mn>
                    </mrow>
                    <mo stretchy="false">Ω</mo>
                  </mrow>
                </mfrac>
                <mo stretchy="false">+</mo>
                <mn>2.0</mn>
              </mrow>
              <mo stretchy="false">Ω</mo>
            </mrow>
            <mo stretchy="false">)</mo>
          </mrow>
        </mfrac>
      </mrow>
    </mrow>
    <annotation encoding="StarMath 5.0">I = 22V over ({15 %OMEGA cdot 30 %OMEGA} over {15 %OMEGA + 30 %OMEGA} + 2.0 %OMEGA)</annotation>
  </semantics>
</math>
</file>

<file path=Object 74/content.xml><?xml version="1.0" encoding="utf-8"?>
<math xmlns="http://www.w3.org/1998/Math/MathML">
  <semantics>
    <mrow>
      <mrow>
        <mi>I</mi>
        <mo stretchy="false">=</mo>
        <mn>1.83333</mn>
      </mrow>
      <mn>...</mn>
      <mrow>
        <mi>A</mi>
        <mo stretchy="false">≈</mo>
        <mn>1.8A</mn>
      </mrow>
    </mrow>
    <annotation encoding="StarMath 5.0">I = 1.83333... A approx 1.8A</annotation>
  </semantics>
</math>
</file>

<file path=Object 75/content.xml><?xml version="1.0" encoding="utf-8"?>
<math xmlns="http://www.w3.org/1998/Math/MathML">
  <semantics>
    <mrow>
      <mrow>
        <mrow>
          <mi>t</mi>
          <mo stretchy="false">=</mo>
          <mn>234.375d</mn>
        </mrow>
        <mo stretchy="false">≈</mo>
        <mn>230d</mn>
      </mrow>
    </mrow>
    <annotation encoding="StarMath 5.0">t = 234.375d approx 230d</annotation>
  </semantics>
</math>
</file>

<file path=Object 8/content.xml><?xml version="1.0" encoding="utf-8"?>
<math xmlns="http://www.w3.org/1998/Math/MathML">
  <semantics>
    <mrow>
      <mrow>
        <mi>U</mi>
        <mo stretchy="false">=</mo>
        <mn>400V</mn>
      </mrow>
    </mrow>
    <annotation encoding="StarMath 5.0">U = 400V</annotation>
  </semantics>
</math>
</file>

<file path=Object 9/content.xml><?xml version="1.0" encoding="utf-8"?>
<math xmlns="http://www.w3.org/1998/Math/MathML">
  <semantics>
    <mrow>
      <mrow>
        <mi>t</mi>
        <mo stretchy="false">=</mo>
        <mi>?</mi>
      </mrow>
    </mrow>
    <annotation encoding="StarMath 5.0">t = ?</annotation>
  </semantics>
</math>
</file>